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officeooo:rsid="000033e9" officeooo:paragraph-rsid="000033e9"/>
    </style:style>
    <style:style style:name="P2" style:family="paragraph" style:parent-style-name="Title">
      <style:text-properties officeooo:rsid="000033e9" officeooo:paragraph-rsid="000033e9"/>
    </style:style>
    <style:style style:name="P3" style:family="paragraph" style:parent-style-name="Text_20_body">
      <style:text-properties officeooo:rsid="000033e9" officeooo:paragraph-rsid="000033e9"/>
    </style:style>
    <style:style style:name="P4" style:family="paragraph" style:parent-style-name="Text_20_body">
      <style:text-properties officeooo:paragraph-rsid="000033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aintext game</text:p>
      <text:h text:style-name="P1" text:outline-level="1">plot</text:h>
      <text:p text:style-name="P3">Stuck at a desert island. Use stuff around you to escape to a larger island in the distance</text:p>
      <text:h text:style-name="P1" text:outline-level="1">useful bits of code</text:h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4-24T22:33:41.941000000</dc:date>
    <meta:editing-duration>PT2M8S</meta:editing-duration>
    <meta:editing-cycles>1</meta:editing-cycles>
    <meta:document-statistic meta:table-count="0" meta:image-count="0" meta:object-count="0" meta:page-count="1" meta:paragraph-count="4" meta:word-count="25" meta:character-count="128" meta:non-whitespace-character-count="107"/>
  </office:meta>
</office:document-meta>
</file>